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7b8d" officeooo:paragraph-rsid="00047b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’adminsys, c’est facile quand on sait se servir du manuel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1T21:40:11.771078086</meta:creation-date>
    <dc:date>2020-08-31T21:40:55.156507982</dc:date>
    <meta:editing-duration>PT46S</meta:editing-duration>
    <meta:editing-cycles>1</meta:editing-cycles>
    <meta:document-statistic meta:table-count="0" meta:image-count="0" meta:object-count="0" meta:page-count="1" meta:paragraph-count="1" meta:word-count="11" meta:character-count="60" meta:non-whitespace-character-count="50"/>
    <meta:generator>LibreOffice/6.1.5.2$Linux_X86_64 LibreOffice_project/10$Build-2</meta:generator>
  </office:meta>
</office:document-meta>
</file>